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contextual-spacing="false" fo:line-height="138%" fo:text-align="justify" style:justify-single-word="false" style:writing-mode="lr-tb"/>
      <style:text-properties officeooo:paragraph-rsid="005b2339"/>
    </style:style>
    <style:style style:name="P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5ad424" officeooo:paragraph-rsid="005ad424" style:text-blinking="false" fo:background-color="transparent"/>
    </style:style>
    <style:style style:name="P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bb8bf" style:text-blinking="false" fo:background-color="transparent" style:font-weight-asian="bold" style:font-weight-complex="bold"/>
    </style:style>
    <style:style style:name="P4" style:family="paragraph" style:parent-style-name="Text_20_body">
      <style:paragraph-properties fo:margin-top="0.212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e6b4f" style:text-blinking="false" fo:background-color="transparent"/>
    </style:style>
    <style:style style:name="P5" style:family="paragraph" style:parent-style-name="Text_20_body">
      <style:paragraph-properties fo:margin-top="0.212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e6b4f" style:text-blinking="false" fo:background-color="transparent"/>
    </style:style>
    <style:style style:name="P6" style:family="paragraph" style:parent-style-name="Text_20_body">
      <style:paragraph-properties fo:margin-top="0.212cm" fo:margin-bottom="0cm" style:contextual-spacing="false" fo:line-height="138%" fo:text-align="justify" style:justify-single-word="false" style:writing-mode="lr-tb"/>
    </style:style>
    <style:style style:name="P7" style:family="paragraph" style:parent-style-name="Text_20_body" style:list-style-name="L1">
      <style:paragraph-properties fo:margin-top="0.035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1">
      <style:paragraph-properties fo:margin-top="0.035cm" fo:margin-bottom="0cm" style:contextual-spacing="false" fo:line-height="138%" fo:text-align="justify" style:justify-single-word="false" fo:background-color="transparent" style:writing-mode="lr-tb">
        <style:background-image/>
      </style:paragraph-properties>
    </style:style>
    <style:style style:name="P9" style:family="paragraph" style:parent-style-name="Text_20_body">
      <style:paragraph-properties fo:margin-top="0.035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5e6b4f" style:text-blinking="false" fo:background-color="transparent"/>
    </style:style>
    <style:style style:name="P10" style:family="paragraph" style:parent-style-name="Text_20_body">
      <style:paragraph-properties fo:margin-top="0.035cm" fo:margin-bottom="0cm" style:contextual-spacing="false" fo:line-height="138%" fo:text-align="center" style:justify-single-word="false" style:writing-mode="lr-tb"/>
    </style:style>
    <style:style style:name="P11" style:family="paragraph" style:parent-style-name="Text_20_body">
      <style:paragraph-properties fo:margin-top="0.035cm" fo:margin-bottom="0cm" style:contextual-spacing="false" fo:line-height="138%" fo:text-align="center" style:justify-single-word="false" style:writing-mode="lr-tb"/>
      <style:text-properties officeooo:paragraph-rsid="005e6b4f"/>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4052af"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5716db"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5b233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5e3308"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8" style:family="text">
      <style:text-properties fo:font-variant="normal" fo:text-transform="none" fo:color="#ff9900" style:text-line-through-style="none" style:text-line-through-type="none" style:text-underline-style="none" style:text-blinking="false" fo:background-color="transparent" loext:char-shading-value="0"/>
    </style:style>
    <style:style style:name="T9" style:family="text">
      <style:text-properties fo:color="#ff99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oyecto </text:span><text:span text:style-name="T3">9</text:span><text:span text:style-name="T1">.</text:span><text:span text:style-name="T3">1.</text:span><text:span text:style-name="T4">2</text:span><text:span text:style-name="T2">.</text:span><text:span text:style-name="T1"> </text:span><text:span text:style-name="T5">Pidiendo empanadas</text:span></text:p>
      <text:p text:style-name="P2"/>
      <text:p text:style-name="P3"><text:bookmark text:name="docs-internal-guid-981f2dee-da04-3dca-a223-d6263f0955de"/>Viernes a la noche, la familia decide pedir empanadas. Cada integrante de la familia quiere una determinada cantidad de empanadas de una variedad particular. Quien se encarga de hacer el pedido no puede recordar las preferencias de cada persona, por lo que decidimos hacer un programa en donde cada cual sume al pedido cuántas empanadas quiere de cada variedad. De esta forma facilitamos la organización y evitamos comer una empanada que no nos gusta.</text:p>
      <text:p text:style-name="P6"><text:span text:style-name="T6">El programa trabaja sobre una "planilla" con 10 columnas, una por cada variedad de empanadas, y dos filas. La segunda fila indica la variedad de empanada y la primera, la cantidad a pedir. El cabezal siempre está ubicado sobre la primera fila, en la parte de la cantidad de una de las variedades de empanadas, y debe poder desplazarse a través de la lista hacia la derecha y la izquierda con las flechas de dirección. En la variedad seleccionada se puede indicar la cantidad de empanadas a pedir, incrementándola usando la tecla de retorno ‘ENTER’ o decrementándola usando la tecla de suprimir ‘DEL’. No se debe permitir pedir más de 48 empanadas de una misma variedad ni menos de 0; esto se puede conseguir verificando la condición antes de realizar la operación de incremento o decremento. Observá que esta verificación se hace sobre el tablero actual, que debe ser modificado según la tecla que fue presionada; o sea, la tecla indica que se desea incrementar o decrementar </text:span><text:span text:style-name="T7">si se puede</text:span><text:span text:style-name="T6">, y la verificación establece si eso es posible. En caso de que no se pueda, no debe haber modificaiciones.</text:span></text:p>
      <text:p text:style-name="P9">Te mostramos una parte del tablero inicial, y otra en medio de la ejecución (con y sin vestimenta). En el segundo tablero se ve que hay pedidas 12 empanadas del tipo 1, y 6 empanadas del tipo 2, 3 empanadas del tipo 3, 12 del tipo 4 y 6 del tipo 5; además la columna seleccionada es la cuarta.</text:p>
      <text:p text:style-name="P11"><text:span text:style-name="T8"><draw:frame draw:style-name="fr1" draw:name="Image1" text:anchor-type="as-char" svg:width="3.704cm" svg:height="2.152cm" draw:z-index="0"><draw:image xlink:href="https://lh4.googleusercontent.com/EbCJzIs5vcLhqkOhIiHMjkDNYKQmItAmo-xvwJRzZFn1AXbGWe8LnAm02Q0FOZESN478SF4P-qM9fwlq9H0FVGocCLMCwoBq8RYMcTX7dtUORV63u0QdFhHq6yu7jmo0LuGd2-BD" xlink:type="simple" xlink:show="embed" xlink:actuate="onLoad"/></draw:frame></text:span><text:span text:style-name="T8"> <text:s text:c="21"/></text:span><text:span text:style-name="T8"><draw:frame draw:style-name="fr1" draw:name="Image2" text:anchor-type="as-char" svg:width="3.704cm" svg:height="2.152cm" draw:z-index="1"><draw:image xlink:href="https://lh3.googleusercontent.com/LIJz9iJ3M46SYeJVqP6Fq2AOm4Uv6TBNT89k3zuNza4fmrJ0URktH5fYPDI4maYrJzvDi5B3SFqDgd6_JIsl-w2SJJqCoo3W-l3k6ZI4umYINV6FPUNd81vb5awgsRMYOWfInGDT" xlink:type="simple" xlink:show="embed" xlink:actuate="onLoad"/></draw:frame></text:span></text:p>
      <text:p text:style-name="P5"><text:span text:style-name="T9"><draw:frame draw:style-name="fr1" draw:name="Image3" text:anchor-type="as-char" svg:width="3.704cm" svg:height="2.152cm" draw:z-index="2"><draw:image xlink:href="https://lh3.googleusercontent.com/FaX6u32hj76vQH_TE1e4HlD5YQBe30iCzgeZQag0M4PMbx4lWgF8iofRHJ5K7bRUTZFzvNkfcz75T2zKZ__oGjlGPUVLnXxINhi8pC4vHLnThepHHc2uL0-8nePBjYAsBBXgdzsP" xlink:type="simple" xlink:show="embed" xlink:actuate="onLoad"/></draw:frame></text:span><text:span text:style-name="T9"> <text:s text:c="21"/></text:span><text:span text:style-name="T9"><draw:frame draw:style-name="fr1" draw:name="Image4" text:anchor-type="as-char" svg:width="3.704cm" svg:height="2.152cm" draw:z-index="3"><draw:image xlink:href="https://lh4.googleusercontent.com/IJPulJpPpW5P8vANTwJut3ozVRGEtKkrFFqie7r2MbQxqZkUm_Q2fIW4bqphpb_es5yItmEazR85FXZuPJXn0xb1DLVXM_ATuuRqrgTHco5lMrwQahVsv_DPhHV9QxBAK_jmoKtS" xlink:type="simple" xlink:show="embed" xlink:actuate="onLoad"/></draw:frame></text:span></text:p>
      <text:p text:style-name="P4">Usamos la siguiente representación:</text:p>
      <text:list xml:id="list7333059328081081060" text:style-name="L1">
        <text:list-item>
          <text:p text:style-name="P7">Las variedades de empanadas se representan con entre 1 y 10 bolitas azules, ya presentes en el tablero inicial.</text:p>
        </text:list-item>
        <text:list-item>
          <text:p text:style-name="P7">La cantidad a pedir se representa con entre 0 y 48 bolitas negras; inicialmente están todas en cero.</text:p>
        </text:list-item>
        <text:list-item>
          <text:p text:style-name="P8"><text:span text:style-name="T6">El tipo de empanada actualmente seleccionado, sobre el cual se harán las operaciones de incremento y decremento, se representa con una bolita roj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406cm" fo:margin-right="2.596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7-11-20T12:26:21.500000000</dc:date>
    <meta:editing-duration>PT3H57M17S</meta:editing-duration>
    <meta:editing-cycles>68</meta:editing-cycles>
    <meta:generator>LibreOffice/4.2.5.2$Windows_x86 LibreOffice_project/6ff819b65674ae6c83f3cbab9e4a4c2b292a7a94</meta:generator>
    <meta:document-statistic meta:table-count="0" meta:image-count="4" meta:object-count="0" meta:page-count="1" meta:paragraph-count="10" meta:word-count="393" meta:character-count="2312" meta:non-whitespace-character-count="1886"/>
  </office:meta>
</office:document-meta>
</file>